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method_errors_relat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atial_error</text:p>
          </table:table-cell>
          <table:table-cell office:value-type="string" calcext:value-type="string">
            <text:p>rel_spatial_err</text:p>
          </table:table-cell>
          <table:table-cell office:value-type="string" calcext:value-type="string">
            <text:p>sys_size</text:p>
          </table:table-cell>
          <table:table-cell office:value-type="string" calcext:value-type="string">
            <text:p>timing</text:p>
          </table:table-cell>
          <table:table-cell table:number-columns-repeated="5"/>
          <table:table-cell office:value-type="string" calcext:value-type="string">
            <text:p>S_50</text:p>
          </table:table-cell>
        </table:table-row>
        <table:table-row table:style-name="ro1">
          <table:table-cell office:value-type="string" calcext:value-type="string">
            <text:p>r"$M_2^{\gamma_3}$" <text:s text:c="11"/></text:p>
          </table:table-cell>
          <table:table-cell office:value-type="float" office:value="0.0167795" calcext:value-type="float">
            <text:p>0.0167795</text:p>
          </table:table-cell>
          <table:table-cell office:value-type="float" office:value="0.0709225703646408" calcext:value-type="float">
            <text:p>0.0709225703646408</text:p>
          </table:table-cell>
          <table:table-cell office:value-type="float" office:value="6" calcext:value-type="float">
            <text:p>6</text:p>
          </table:table-cell>
          <table:table-cell office:value-type="float" office:value="16140.171279" calcext:value-type="float">
            <text:p>16140.171279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M_3^{\gamma_3}$" <text:s text:c="11"/></text:p>
          </table:table-cell>
          <table:table-cell office:value-type="float" office:value="0.0152831" calcext:value-type="float">
            <text:p>0.0152831</text:p>
          </table:table-cell>
          <table:table-cell office:value-type="float" office:value="0.0645976778294849" calcext:value-type="float">
            <text:p>0.0645976778294849</text:p>
          </table:table-cell>
          <table:table-cell office:value-type="float" office:value="10" calcext:value-type="float">
            <text:p>10</text:p>
          </table:table-cell>
          <table:table-cell office:value-type="float" office:value="31281.166781" calcext:value-type="float">
            <text:p>31281.16678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$" <text:s text:c="12"/></text:p>
          </table:table-cell>
          <table:table-cell office:value-type="float" office:value="0.016995" calcext:value-type="float">
            <text:p>0.016995</text:p>
          </table:table-cell>
          <table:table-cell office:value-type="float" office:value="0.0718334326617045" calcext:value-type="float">
            <text:p>0.0718334326617045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\gamma_1}$" <text:s/></text:p>
          </table:table-cell>
          <table:table-cell office:value-type="float" office:value="0.0168716" calcext:value-type="float">
            <text:p>0.0168716</text:p>
          </table:table-cell>
          <table:table-cell office:value-type="float" office:value="0.0713118530447316" calcext:value-type="float">
            <text:p>0.0713118530447316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\gamma_2}$" <text:s/></text:p>
          </table:table-cell>
          <table:table-cell office:value-type="float" office:value="0.0170578" calcext:value-type="float">
            <text:p>0.0170578</text:p>
          </table:table-cell>
          <table:table-cell office:value-type="float" office:value="0.0720988718833082" calcext:value-type="float">
            <text:p>0.0720988718833082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\gamma_3}$" <text:s/></text:p>
          </table:table-cell>
          <table:table-cell office:value-type="float" office:value="0.0174126" calcext:value-type="float">
            <text:p>0.0174126</text:p>
          </table:table-cell>
          <table:table-cell office:value-type="float" office:value="0.0735985189505852" calcext:value-type="float">
            <text:p>0.0735985189505852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r}$" <text:s text:c="8"/></text:p>
          </table:table-cell>
          <table:table-cell office:value-type="float" office:value="0.0173108" calcext:value-type="float">
            <text:p>0.0173108</text:p>
          </table:table-cell>
          <table:table-cell office:value-type="float" office:value="0.0731682369002785" calcext:value-type="float">
            <text:p>0.0731682369002785</text:p>
          </table:table-cell>
          <table:table-cell office:value-type="float" office:value="6" calcext:value-type="float">
            <text:p>6</text:p>
          </table:table-cell>
          <table:table-cell office:value-type="float" office:value="1578.440594" calcext:value-type="float">
            <text:p>1578.44059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\gamma_1,r}$"</text:p>
          </table:table-cell>
          <table:table-cell office:value-type="float" office:value="0.0183169" calcext:value-type="float">
            <text:p>0.0183169</text:p>
          </table:table-cell>
          <table:table-cell office:value-type="float" office:value="0.0774207592068947" calcext:value-type="float">
            <text:p>0.0774207592068947</text:p>
          </table:table-cell>
          <table:table-cell office:value-type="float" office:value="6" calcext:value-type="float">
            <text:p>6</text:p>
          </table:table-cell>
          <table:table-cell office:value-type="float" office:value="1578.440594" calcext:value-type="float">
            <text:p>1578.44059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\gamma_2,r}$"</text:p>
          </table:table-cell>
          <table:table-cell office:value-type="float" office:value="0.0172497" calcext:value-type="float">
            <text:p>0.0172497</text:p>
          </table:table-cell>
          <table:table-cell office:value-type="float" office:value="0.0729099831353106" calcext:value-type="float">
            <text:p>0.0729099831353106</text:p>
          </table:table-cell>
          <table:table-cell office:value-type="float" office:value="6" calcext:value-type="float">
            <text:p>6</text:p>
          </table:table-cell>
          <table:table-cell office:value-type="float" office:value="1578.440594" calcext:value-type="float">
            <text:p>1578.44059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2^{\gamma_3,r}$"</text:p>
          </table:table-cell>
          <table:table-cell office:value-type="float" office:value="0.0170167" calcext:value-type="float">
            <text:p>0.0170167</text:p>
          </table:table-cell>
          <table:table-cell office:value-type="float" office:value="0.0719251529022905" calcext:value-type="float">
            <text:p>0.0719251529022905</text:p>
          </table:table-cell>
          <table:table-cell office:value-type="float" office:value="6" calcext:value-type="float">
            <text:p>6</text:p>
          </table:table-cell>
          <table:table-cell office:value-type="float" office:value="1578.440594" calcext:value-type="float">
            <text:p>1578.44059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3$" <text:s text:c="12"/></text:p>
          </table:table-cell>
          <table:table-cell office:value-type="float" office:value="0.00852203" calcext:value-type="float">
            <text:p>0.00852203</text:p>
          </table:table-cell>
          <table:table-cell office:value-type="float" office:value="0.0360203982433672" calcext:value-type="float">
            <text:p>0.0360203982433672</text:p>
          </table:table-cell>
          <table:table-cell office:value-type="float" office:value="10" calcext:value-type="float">
            <text:p>10</text:p>
          </table:table-cell>
          <table:table-cell office:value-type="float" office:value="826.60993" calcext:value-type="float">
            <text:p>826.60993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3^{\gamma_1}$" <text:s/></text:p>
          </table:table-cell>
          <table:table-cell office:value-type="float" office:value="0.0101997" calcext:value-type="float">
            <text:p>0.0101997</text:p>
          </table:table-cell>
          <table:table-cell office:value-type="float" office:value="0.043111471792856" calcext:value-type="float">
            <text:p>0.043111471792856</text:p>
          </table:table-cell>
          <table:table-cell office:value-type="float" office:value="10" calcext:value-type="float">
            <text:p>10</text:p>
          </table:table-cell>
          <table:table-cell office:value-type="float" office:value="826.60993" calcext:value-type="float">
            <text:p>826.60993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3^{\gamma_2}$" <text:s/></text:p>
          </table:table-cell>
          <table:table-cell office:value-type="float" office:value="0.00914822" calcext:value-type="float">
            <text:p>0.00914822</text:p>
          </table:table-cell>
          <table:table-cell office:value-type="float" office:value="0.0386671400614568" calcext:value-type="float">
            <text:p>0.0386671400614568</text:p>
          </table:table-cell>
          <table:table-cell office:value-type="float" office:value="10" calcext:value-type="float">
            <text:p>10</text:p>
          </table:table-cell>
          <table:table-cell office:value-type="float" office:value="826.60993" calcext:value-type="float">
            <text:p>826.60993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3^{\gamma_3}$" <text:s/></text:p>
          </table:table-cell>
          <table:table-cell office:value-type="float" office:value="0.00795507" calcext:value-type="float">
            <text:p>0.00795507</text:p>
          </table:table-cell>
          <table:table-cell office:value-type="float" office:value="0.0336240061879462" calcext:value-type="float">
            <text:p>0.0336240061879462</text:p>
          </table:table-cell>
          <table:table-cell office:value-type="float" office:value="10" calcext:value-type="float">
            <text:p>10</text:p>
          </table:table-cell>
          <table:table-cell office:value-type="float" office:value="826.60993" calcext:value-type="float">
            <text:p>826.60993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4$" <text:s text:c="12"/></text:p>
          </table:table-cell>
          <table:table-cell office:value-type="float" office:value="0.00747605" calcext:value-type="float">
            <text:p>0.00747605</text:p>
          </table:table-cell>
          <table:table-cell office:value-type="float" office:value="0.0315993135775543" calcext:value-type="float">
            <text:p>0.0315993135775543</text:p>
          </table:table-cell>
          <table:table-cell office:value-type="float" office:value="15" calcext:value-type="float">
            <text:p>15</text:p>
          </table:table-cell>
          <table:table-cell office:value-type="float" office:value="1104.826151" calcext:value-type="float">
            <text:p>1104.82615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4^{\gamma_1}$" <text:s/></text:p>
          </table:table-cell>
          <table:table-cell office:value-type="float" office:value="0.0074359" calcext:value-type="float">
            <text:p>0.0074359</text:p>
          </table:table-cell>
          <table:table-cell office:value-type="float" office:value="0.0314296099987742" calcext:value-type="float">
            <text:p>0.0314296099987742</text:p>
          </table:table-cell>
          <table:table-cell office:value-type="float" office:value="15" calcext:value-type="float">
            <text:p>15</text:p>
          </table:table-cell>
          <table:table-cell office:value-type="float" office:value="1104.826151" calcext:value-type="float">
            <text:p>1104.82615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4^{\gamma_2}$" <text:s/></text:p>
          </table:table-cell>
          <table:table-cell office:value-type="float" office:value="0.00400471" calcext:value-type="float">
            <text:p>0.00400471</text:p>
          </table:table-cell>
          <table:table-cell office:value-type="float" office:value="0.0169268647316655" calcext:value-type="float">
            <text:p>0.0169268647316655</text:p>
          </table:table-cell>
          <table:table-cell office:value-type="float" office:value="15" calcext:value-type="float">
            <text:p>15</text:p>
          </table:table-cell>
          <table:table-cell office:value-type="float" office:value="1104.826151" calcext:value-type="float">
            <text:p>1104.82615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\mathcal{N}_4^{\gamma_3}$" <text:s/></text:p>
          </table:table-cell>
          <table:table-cell office:value-type="float" office:value="0.00489644" calcext:value-type="float">
            <text:p>0.00489644</text:p>
          </table:table-cell>
          <table:table-cell office:value-type="float" office:value="0.0206959748762622" calcext:value-type="float">
            <text:p>0.0206959748762622</text:p>
          </table:table-cell>
          <table:table-cell office:value-type="float" office:value="15" calcext:value-type="float">
            <text:p>15</text:p>
          </table:table-cell>
          <table:table-cell office:value-type="float" office:value="1104.826151" calcext:value-type="float">
            <text:p>1104.82615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S_{10}$" <text:s text:c="19"/></text:p>
          </table:table-cell>
          <table:table-cell office:value-type="float" office:value="0.00818268" calcext:value-type="float">
            <text:p>0.00818268</text:p>
          </table:table-cell>
          <table:table-cell office:value-type="float" office:value="0.0345860542966917" calcext:value-type="float">
            <text:p>0.0345860542966917</text:p>
          </table:table-cell>
          <table:table-cell office:value-type="float" office:value="100" calcext:value-type="float">
            <text:p>100</text:p>
          </table:table-cell>
          <table:table-cell office:value-type="float" office:value="356.75354" calcext:value-type="float">
            <text:p>356.7535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S_{20}$" <text:s text:c="19"/></text:p>
          </table:table-cell>
          <table:table-cell office:value-type="float" office:value="0.0021388" calcext:value-type="float">
            <text:p>0.0021388</text:p>
          </table:table-cell>
          <table:table-cell office:value-type="float" office:value="0.00904014979563716" calcext:value-type="float">
            <text:p>0.00904014979563716</text:p>
          </table:table-cell>
          <table:table-cell office:value-type="float" office:value="400" calcext:value-type="float">
            <text:p>400</text:p>
          </table:table-cell>
          <table:table-cell office:value-type="float" office:value="1648.625912" calcext:value-type="float">
            <text:p>1648.625912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S_{30}$" <text:s text:c="19"/></text:p>
          </table:table-cell>
          <table:table-cell office:value-type="float" office:value="0.000709227" calcext:value-type="float">
            <text:p>0.000709227</text:p>
          </table:table-cell>
          <table:table-cell office:value-type="float" office:value="0.00299771756083334" calcext:value-type="float">
            <text:p>0.00299771756083334</text:p>
          </table:table-cell>
          <table:table-cell office:value-type="float" office:value="900" calcext:value-type="float">
            <text:p>900</text:p>
          </table:table-cell>
          <table:table-cell office:value-type="float" office:value="4119.824155" calcext:value-type="float">
            <text:p>4119.824155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S_{40}$" <text:s text:c="19"/></text:p>
          </table:table-cell>
          <table:table-cell office:value-type="float" office:value="0.000242727" calcext:value-type="float">
            <text:p>0.000242727</text:p>
          </table:table-cell>
          <table:table-cell office:value-type="float" office:value="0.00102594372519432" calcext:value-type="float">
            <text:p>0.00102594372519432</text:p>
          </table:table-cell>
          <table:table-cell office:value-type="float" office:value="1600" calcext:value-type="float">
            <text:p>1600</text:p>
          </table:table-cell>
          <table:table-cell office:value-type="float" office:value="30975.63164" calcext:value-type="float">
            <text:p>30975.6316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S_{50}$" <text:s text:c="1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83928.613993" calcext:value-type="float">
            <text:p>83928.613993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P_{2}$" <text:s text:c="20"/></text:p>
          </table:table-cell>
          <table:table-cell office:value-type="float" office:value="0.0382389" calcext:value-type="float">
            <text:p>0.0382389</text:p>
          </table:table-cell>
          <table:table-cell office:value-type="float" office:value="0.161625857499715" calcext:value-type="float">
            <text:p>0.161625857499715</text:p>
          </table:table-cell>
          <table:table-cell office:value-type="float" office:value="6" calcext:value-type="float">
            <text:p>6</text:p>
          </table:table-cell>
          <table:table-cell office:value-type="float" office:value="51.34" calcext:value-type="float">
            <text:p>51.3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P_{3}$" <text:s text:c="20"/></text:p>
          </table:table-cell>
          <table:table-cell office:value-type="float" office:value="0.0268713" calcext:value-type="float">
            <text:p>0.0268713</text:p>
          </table:table-cell>
          <table:table-cell office:value-type="float" office:value="0.113577976998085" calcext:value-type="float">
            <text:p>0.113577976998085</text:p>
          </table:table-cell>
          <table:table-cell office:value-type="float" office:value="10" calcext:value-type="float">
            <text:p>10</text:p>
          </table:table-cell>
          <table:table-cell office:value-type="float" office:value="85.57" calcext:value-type="float">
            <text:p>85.5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P_{5}$" <text:s text:c="20"/></text:p>
          </table:table-cell>
          <table:table-cell office:value-type="float" office:value="0.0150092" calcext:value-type="float">
            <text:p>0.0150092</text:p>
          </table:table-cell>
          <table:table-cell office:value-type="float" office:value="0.0634399739632865" calcext:value-type="float">
            <text:p>0.0634399739632865</text:p>
          </table:table-cell>
          <table:table-cell office:value-type="float" office:value="21" calcext:value-type="float">
            <text:p>21</text:p>
          </table:table-cell>
          <table:table-cell office:value-type="float" office:value="179.71" calcext:value-type="float">
            <text:p>179.7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P_{7}$" <text:s text:c="20"/></text:p>
          </table:table-cell>
          <table:table-cell office:value-type="float" office:value="0.011332" calcext:value-type="float">
            <text:p>0.011332</text:p>
          </table:table-cell>
          <table:table-cell office:value-type="float" office:value="0.047897408586198" calcext:value-type="float">
            <text:p>0.047897408586198</text:p>
          </table:table-cell>
          <table:table-cell office:value-type="float" office:value="36" calcext:value-type="float">
            <text:p>36</text:p>
          </table:table-cell>
          <table:table-cell office:value-type="float" office:value="299.528" calcext:value-type="float">
            <text:p>299.528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  <table:table-row table:style-name="ro1">
          <table:table-cell office:value-type="string" calcext:value-type="string">
            <text:p>r"$P_{9}$" <text:s text:c="20"/></text:p>
          </table:table-cell>
          <table:table-cell office:value-type="float" office:value="0.00833505" calcext:value-type="float">
            <text:p>0.00833505</text:p>
          </table:table-cell>
          <table:table-cell office:value-type="float" office:value="0.0352300825482165" calcext:value-type="float">
            <text:p>0.0352300825482165</text:p>
          </table:table-cell>
          <table:table-cell office:value-type="float" office:value="55" calcext:value-type="float">
            <text:p>55</text:p>
          </table:table-cell>
          <table:table-cell office:value-type="float" office:value="470.68" calcext:value-type="float">
            <text:p>470.68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</table:table-row>
      </table:table>
      <table:table table:name="method_errors_realtive_new_ansat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atial_error</text:p>
          </table:table-cell>
          <table:table-cell office:value-type="string" calcext:value-type="string">
            <text:p>rel_spatial_err</text:p>
          </table:table-cell>
          <table:table-cell office:value-type="string" calcext:value-type="string">
            <text:p>sys_size</text:p>
          </table:table-cell>
          <table:table-cell office:value-type="string" calcext:value-type="string">
            <text:p>timing</text:p>
          </table:table-cell>
          <table:table-cell table:number-columns-repeated="5"/>
          <table:table-cell office:value-type="string" calcext:value-type="string">
            <text:p>S_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M_2^{\gamma_3}$" <text:s text:c="11"/></text:p>
          </table:table-cell>
          <table:table-cell/>
          <table:table-cell table:formula="of:=[.B2]/0.23657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140.171279" calcext:value-type="float">
            <text:p>16140.171279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M_3^{\gamma_3}$" <text:s text:c="11"/></text:p>
          </table:table-cell>
          <table:table-cell/>
          <table:table-cell table:formula="of:=[.B3]/0.23657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281.166781" calcext:value-type="float">
            <text:p>31281.16678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\mathcal{N}_2$" <text:s text:c="12"/></text:p>
          </table:table-cell>
          <table:table-cell office:value-type="float" office:value="0.01836" calcext:value-type="float">
            <text:p>0.01836</text:p>
          </table:table-cell>
          <table:table-cell table:formula="of:=[.B4]/0.236575" office:value-type="float" office:value="0.0776075240410018" calcext:value-type="float">
            <text:p>0.0776075240410018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\mathcal{N}_2^{\gamma_1}$" <text:s/></text:p>
          </table:table-cell>
          <table:table-cell office:value-type="float" office:value="0.04456" calcext:value-type="float">
            <text:p>0.04456</text:p>
          </table:table-cell>
          <table:table-cell table:formula="of:=[.B5]/0.236575" office:value-type="float" office:value="0.188354644404523" calcext:value-type="float">
            <text:p>0.188354644404523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\mathcal{N}_2^{\gamma_2}$" <text:s/></text:p>
          </table:table-cell>
          <table:table-cell office:value-type="float" office:value="0.0253104" calcext:value-type="float">
            <text:p>0.0253104</text:p>
          </table:table-cell>
          <table:table-cell table:formula="of:=[.B6]/0.236575" office:value-type="float" office:value="0.106986790658354" calcext:value-type="float">
            <text:p>0.106986790658354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\mathcal{N}_2^{\gamma_3}$" <text:s/></text:p>
          </table:table-cell>
          <table:table-cell office:value-type="float" office:value="0.01699" calcext:value-type="float">
            <text:p>0.01699</text:p>
          </table:table-cell>
          <table:table-cell table:formula="of:=[.B7]/0.236575" office:value-type="float" office:value="0.0718165486632146" calcext:value-type="float">
            <text:p>0.0718165486632146</text:p>
          </table:table-cell>
          <table:table-cell office:value-type="float" office:value="6" calcext:value-type="float">
            <text:p>6</text:p>
          </table:table-cell>
          <table:table-cell office:value-type="float" office:value="616.787697" calcext:value-type="float">
            <text:p>616.78769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"$\mathcal{N}_2^{r}$" <text:s text:c="8"/></text:p>
          </table:table-cell>
          <table:table-cell table:style-name="ce1" office:value-type="float" office:value="0.0173108" calcext:value-type="float">
            <text:p>0.0173108</text:p>
          </table:table-cell>
          <table:table-cell table:style-name="ce1" table:formula="of:=[.B8]/0.236575" office:value-type="float" office:value="0.0731725668392687" calcext:value-type="float">
            <text:p>0.07317256683926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78.440594" calcext:value-type="float">
            <text:p>1578.440594</text:p>
          </table:table-cell>
          <table:table-cell table:style-name="ce1" table:number-columns-repeated="5"/>
          <table:table-cell table:style-name="ce1" office:value-type="float" office:value="0.236589" calcext:value-type="float">
            <text:p>0.236589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r"$\mathcal{N}_2^{\gamma_1,r}$"</text:p>
          </table:table-cell>
          <table:table-cell table:style-name="ce1" office:value-type="float" office:value="0.0447748" calcext:value-type="float">
            <text:p>0.0447748</text:p>
          </table:table-cell>
          <table:table-cell table:style-name="ce1" table:formula="of:=[.B9]/0.236575" office:value-type="float" office:value="0.189262601711931" calcext:value-type="float">
            <text:p>0.1892626017119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78.440594" calcext:value-type="float">
            <text:p>1578.440594</text:p>
          </table:table-cell>
          <table:table-cell table:style-name="ce1" table:number-columns-repeated="5"/>
          <table:table-cell table:style-name="ce1" office:value-type="float" office:value="0.236589" calcext:value-type="float">
            <text:p>0.236589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r"$\mathcal{N}_2^{\gamma_2,r}$"</text:p>
          </table:table-cell>
          <table:table-cell table:style-name="ce1" office:value-type="float" office:value="0.0181267" calcext:value-type="float">
            <text:p>0.0181267</text:p>
          </table:table-cell>
          <table:table-cell table:style-name="ce1" table:formula="of:=[.B10]/0.236575" office:value-type="float" office:value="0.0766213674310472" calcext:value-type="float">
            <text:p>0.07662136743104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78.440594" calcext:value-type="float">
            <text:p>1578.440594</text:p>
          </table:table-cell>
          <table:table-cell table:style-name="ce1" table:number-columns-repeated="5"/>
          <table:table-cell table:style-name="ce1" office:value-type="float" office:value="0.236589" calcext:value-type="float">
            <text:p>0.236589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r"$\mathcal{N}_2^{\gamma_3,r}$"</text:p>
          </table:table-cell>
          <table:table-cell table:style-name="ce1" office:value-type="float" office:value="0.0172497" calcext:value-type="float">
            <text:p>0.0172497</text:p>
          </table:table-cell>
          <table:table-cell table:style-name="ce1" table:formula="of:=[.B11]/0.236575" office:value-type="float" office:value="0.0729142977913981" calcext:value-type="float">
            <text:p>0.07291429779139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78.440594" calcext:value-type="float">
            <text:p>1578.440594</text:p>
          </table:table-cell>
          <table:table-cell table:style-name="ce1" table:number-columns-repeated="5"/>
          <table:table-cell table:style-name="ce1" office:value-type="float" office:value="0.236589" calcext:value-type="float">
            <text:p>0.236589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"$\mathcal{N}_3$" <text:s text:c="12"/></text:p>
          </table:table-cell>
          <table:table-cell table:style-name="ce2" office:value-type="float" office:value="0.00852203" calcext:value-type="float">
            <text:p>0.00852203</text:p>
          </table:table-cell>
          <table:table-cell table:style-name="ce2" table:formula="of:=[.B12]/0.236575" office:value-type="float" office:value="0.0360225298531121" calcext:value-type="float">
            <text:p>0.03602252985311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6.60993" calcext:value-type="float">
            <text:p>826.60993</text:p>
          </table:table-cell>
          <table:table-cell table:style-name="ce2" table:number-columns-repeated="5"/>
          <table:table-cell table:style-name="ce2" office:value-type="float" office:value="0.236589" calcext:value-type="float">
            <text:p>0.2365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r"$\mathcal{N}_3^{\gamma_1}$" <text:s/></text:p>
          </table:table-cell>
          <table:table-cell table:style-name="ce2" office:value-type="float" office:value="0.0392999" calcext:value-type="float">
            <text:p>0.0392999</text:p>
          </table:table-cell>
          <table:table-cell table:style-name="ce2" table:formula="of:=[.B13]/0.236575" office:value-type="float" office:value="0.166120257846349" calcext:value-type="float">
            <text:p>0.1661202578463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6.60993" calcext:value-type="float">
            <text:p>826.60993</text:p>
          </table:table-cell>
          <table:table-cell table:style-name="ce2" table:number-columns-repeated="5"/>
          <table:table-cell table:style-name="ce2" office:value-type="float" office:value="0.236589" calcext:value-type="float">
            <text:p>0.2365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r"$\mathcal{N}_3^{\gamma_2}$" <text:s/></text:p>
          </table:table-cell>
          <table:table-cell table:style-name="ce2" office:value-type="float" office:value="0.00914822" calcext:value-type="float">
            <text:p>0.00914822</text:p>
          </table:table-cell>
          <table:table-cell table:style-name="ce2" table:formula="of:=[.B14]/0.236575" office:value-type="float" office:value="0.0386694282996935" calcext:value-type="float">
            <text:p>0.03866942829969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6.60993" calcext:value-type="float">
            <text:p>826.60993</text:p>
          </table:table-cell>
          <table:table-cell table:style-name="ce2" table:number-columns-repeated="5"/>
          <table:table-cell table:style-name="ce2" office:value-type="float" office:value="0.236589" calcext:value-type="float">
            <text:p>0.2365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r"$\mathcal{N}_3^{\gamma_3}$" <text:s/></text:p>
          </table:table-cell>
          <table:table-cell table:style-name="ce2" office:value-type="float" office:value="0.00813488" calcext:value-type="float">
            <text:p>0.00813488</text:p>
          </table:table-cell>
          <table:table-cell table:style-name="ce2" table:formula="of:=[.B15]/0.236575" office:value-type="float" office:value="0.0343860509352214" calcext:value-type="float">
            <text:p>0.03438605093522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6.60993" calcext:value-type="float">
            <text:p>826.60993</text:p>
          </table:table-cell>
          <table:table-cell table:style-name="ce2" table:number-columns-repeated="5"/>
          <table:table-cell table:style-name="ce2" office:value-type="float" office:value="0.236589" calcext:value-type="float">
            <text:p>0.236589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r"$\mathcal{N}_4$" <text:s text:c="12"/></text:p>
          </table:table-cell>
          <table:table-cell table:style-name="ce3" office:value-type="float" office:value="0.00963641" calcext:value-type="float">
            <text:p>0.00963641</text:p>
          </table:table-cell>
          <table:table-cell table:style-name="ce3" table:formula="of:=[.B16]/0.236575" office:value-type="float" office:value="0.0407330022191694" calcext:value-type="float">
            <text:p>0.04073300221916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4.826151" calcext:value-type="float">
            <text:p>1104.826151</text:p>
          </table:table-cell>
          <table:table-cell table:style-name="ce3" table:number-columns-repeated="5"/>
          <table:table-cell table:style-name="ce3" office:value-type="float" office:value="0.236589" calcext:value-type="float">
            <text:p>0.236589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"$\mathcal{N}_4^{\gamma_1}$" <text:s/></text:p>
          </table:table-cell>
          <table:table-cell table:style-name="ce3" office:value-type="float" office:value="0.0372883" calcext:value-type="float">
            <text:p>0.0372883</text:p>
          </table:table-cell>
          <table:table-cell table:style-name="ce3" table:formula="of:=[.B17]/0.236575" office:value-type="float" office:value="0.157617246116454" calcext:value-type="float">
            <text:p>0.1576172461164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4.826151" calcext:value-type="float">
            <text:p>1104.826151</text:p>
          </table:table-cell>
          <table:table-cell table:style-name="ce3" table:number-columns-repeated="5"/>
          <table:table-cell table:style-name="ce3" office:value-type="float" office:value="0.236589" calcext:value-type="float">
            <text:p>0.236589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"$\mathcal{N}_4^{\gamma_2}$" <text:s/></text:p>
          </table:table-cell>
          <table:table-cell table:style-name="ce3" office:value-type="float" office:value="0.014994" calcext:value-type="float">
            <text:p>0.014994</text:p>
          </table:table-cell>
          <table:table-cell table:style-name="ce3" table:formula="of:=[.B18]/0.236575" office:value-type="float" office:value="0.0633794779668181" calcext:value-type="float">
            <text:p>0.06337947796681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4.826151" calcext:value-type="float">
            <text:p>1104.826151</text:p>
          </table:table-cell>
          <table:table-cell table:style-name="ce3" table:number-columns-repeated="5"/>
          <table:table-cell table:style-name="ce3" office:value-type="float" office:value="0.236589" calcext:value-type="float">
            <text:p>0.236589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"$\mathcal{N}_4^{\gamma_3}$" <text:s/></text:p>
          </table:table-cell>
          <table:table-cell table:style-name="ce3" office:value-type="float" office:value="0.0047605" calcext:value-type="float">
            <text:p>0.0047605</text:p>
          </table:table-cell>
          <table:table-cell table:style-name="ce3" table:formula="of:=[.B19]/0.236575" office:value-type="float" office:value="0.0201225826904787" calcext:value-type="float">
            <text:p>0.02012258269047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4.826151" calcext:value-type="float">
            <text:p>1104.826151</text:p>
          </table:table-cell>
          <table:table-cell table:style-name="ce3" table:number-columns-repeated="5"/>
          <table:table-cell table:style-name="ce3" office:value-type="float" office:value="0.236589" calcext:value-type="float">
            <text:p>0.236589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r"$S_{10}$" <text:s text:c="19"/></text:p>
          </table:table-cell>
          <table:table-cell office:value-type="float" office:value="0.00818268" calcext:value-type="float">
            <text:p>0.00818268</text:p>
          </table:table-cell>
          <table:table-cell table:formula="of:=[.B20]/0.236575" office:value-type="float" office:value="0.0345881010250449" calcext:value-type="float">
            <text:p>0.0345881010250449</text:p>
          </table:table-cell>
          <table:table-cell office:value-type="float" office:value="100" calcext:value-type="float">
            <text:p>100</text:p>
          </table:table-cell>
          <table:table-cell office:value-type="float" office:value="356.75354" calcext:value-type="float">
            <text:p>356.7535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S_{20}$" <text:s text:c="19"/></text:p>
          </table:table-cell>
          <table:table-cell office:value-type="float" office:value="0.0021388" calcext:value-type="float">
            <text:p>0.0021388</text:p>
          </table:table-cell>
          <table:table-cell table:formula="of:=[.B21]/0.236575" office:value-type="float" office:value="0.00904068477227095" calcext:value-type="float">
            <text:p>0.00904068477227095</text:p>
          </table:table-cell>
          <table:table-cell office:value-type="float" office:value="400" calcext:value-type="float">
            <text:p>400</text:p>
          </table:table-cell>
          <table:table-cell office:value-type="float" office:value="1648.625912" calcext:value-type="float">
            <text:p>1648.625912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S_{30}$" <text:s text:c="19"/></text:p>
          </table:table-cell>
          <table:table-cell office:value-type="float" office:value="0.000709227" calcext:value-type="float">
            <text:p>0.000709227</text:p>
          </table:table-cell>
          <table:table-cell table:formula="of:=[.B22]/0.236575" office:value-type="float" office:value="0.00299789495931523" calcext:value-type="float">
            <text:p>0.00299789495931523</text:p>
          </table:table-cell>
          <table:table-cell office:value-type="float" office:value="900" calcext:value-type="float">
            <text:p>900</text:p>
          </table:table-cell>
          <table:table-cell office:value-type="float" office:value="4119.824155" calcext:value-type="float">
            <text:p>4119.824155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S_{40}$" <text:s text:c="19"/></text:p>
          </table:table-cell>
          <table:table-cell office:value-type="float" office:value="0.000242727" calcext:value-type="float">
            <text:p>0.000242727</text:p>
          </table:table-cell>
          <table:table-cell table:formula="of:=[.B23]/0.236575" office:value-type="float" office:value="0.00102600443833879" calcext:value-type="float">
            <text:p>0.00102600443833879</text:p>
          </table:table-cell>
          <table:table-cell office:value-type="float" office:value="1600" calcext:value-type="float">
            <text:p>1600</text:p>
          </table:table-cell>
          <table:table-cell office:value-type="float" office:value="30975.63164" calcext:value-type="float">
            <text:p>30975.6316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S_{50}$" <text:s text:c="19"/></text:p>
          </table:table-cell>
          <table:table-cell office:value-type="float" office:value="0" calcext:value-type="float">
            <text:p>0</text:p>
          </table:table-cell>
          <table:table-cell table:formula="of:=[.B24]/0.23657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83928.613993" calcext:value-type="float">
            <text:p>83928.613993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P_{2}$" <text:s text:c="20"/></text:p>
          </table:table-cell>
          <table:table-cell office:value-type="float" office:value="0.0382389" calcext:value-type="float">
            <text:p>0.0382389</text:p>
          </table:table-cell>
          <table:table-cell table:formula="of:=[.B25]/0.236575" office:value-type="float" office:value="0.161635422170559" calcext:value-type="float">
            <text:p>0.161635422170559</text:p>
          </table:table-cell>
          <table:table-cell office:value-type="float" office:value="6" calcext:value-type="float">
            <text:p>6</text:p>
          </table:table-cell>
          <table:table-cell office:value-type="float" office:value="51.34" calcext:value-type="float">
            <text:p>51.34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P_{3}$" <text:s text:c="20"/></text:p>
          </table:table-cell>
          <table:table-cell office:value-type="float" office:value="0.0268713" calcext:value-type="float">
            <text:p>0.0268713</text:p>
          </table:table-cell>
          <table:table-cell table:formula="of:=[.B26]/0.236575" office:value-type="float" office:value="0.113584698298637" calcext:value-type="float">
            <text:p>0.113584698298637</text:p>
          </table:table-cell>
          <table:table-cell office:value-type="float" office:value="10" calcext:value-type="float">
            <text:p>10</text:p>
          </table:table-cell>
          <table:table-cell office:value-type="float" office:value="85.57" calcext:value-type="float">
            <text:p>85.57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P_{5}$" <text:s text:c="20"/></text:p>
          </table:table-cell>
          <table:table-cell office:value-type="float" office:value="0.0150092" calcext:value-type="float">
            <text:p>0.0150092</text:p>
          </table:table-cell>
          <table:table-cell table:formula="of:=[.B27]/0.236575" office:value-type="float" office:value="0.0634437282045863" calcext:value-type="float">
            <text:p>0.0634437282045863</text:p>
          </table:table-cell>
          <table:table-cell office:value-type="float" office:value="21" calcext:value-type="float">
            <text:p>21</text:p>
          </table:table-cell>
          <table:table-cell office:value-type="float" office:value="179.71" calcext:value-type="float">
            <text:p>179.71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P_{7}$" <text:s text:c="20"/></text:p>
          </table:table-cell>
          <table:table-cell office:value-type="float" office:value="0.011332" calcext:value-type="float">
            <text:p>0.011332</text:p>
          </table:table-cell>
          <table:table-cell table:formula="of:=[.B28]/0.236575" office:value-type="float" office:value="0.0479002430518863" calcext:value-type="float">
            <text:p>0.0479002430518863</text:p>
          </table:table-cell>
          <table:table-cell office:value-type="float" office:value="36" calcext:value-type="float">
            <text:p>36</text:p>
          </table:table-cell>
          <table:table-cell office:value-type="float" office:value="299.528" calcext:value-type="float">
            <text:p>299.528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"$P_{9}$" <text:s text:c="20"/></text:p>
          </table:table-cell>
          <table:table-cell office:value-type="float" office:value="0.00833505" calcext:value-type="float">
            <text:p>0.00833505</text:p>
          </table:table-cell>
          <table:table-cell table:formula="of:=[.B29]/0.236575" office:value-type="float" office:value="0.0352321673887773" calcext:value-type="float">
            <text:p>0.0352321673887773</text:p>
          </table:table-cell>
          <table:table-cell office:value-type="float" office:value="55" calcext:value-type="float">
            <text:p>55</text:p>
          </table:table-cell>
          <table:table-cell office:value-type="float" office:value="470.68" calcext:value-type="float">
            <text:p>470.68</text:p>
          </table:table-cell>
          <table:table-cell table:number-columns-repeated="5"/>
          <table:table-cell office:value-type="float" office:value="0.236589" calcext:value-type="float">
            <text:p>0.236589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float" office:value="0.0181267" calcext:value-type="float">
            <text:p>0.0181267</text:p>
          </table:table-cell>
          <table:table-cell office:value-type="float" office:value="0.00747605" calcext:value-type="float">
            <text:p>0.007476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00489644" calcext:value-type="float">
            <text:p>0.004896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1836" calcext:value-type="float">
            <text:p>0.0183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2:32:30.656269286</dc:date>
    <meta:editing-duration>PT9M57S</meta:editing-duration>
    <meta:editing-cycles>2</meta:editing-cycles>
    <meta:generator>LibreOffice/7.3.7.2$Linux_X86_64 LibreOffice_project/30$Build-2</meta:generator>
    <meta:document-statistic meta:table-count="2" meta:cell-count="350" meta:object-count="0"/>
  </office:meta>
</office:document-meta>
</file>